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fo:padding="0cm" fo:border="none"/>
      <style:text-properties loext:padding="0cm" loext:border="none"/>
    </style:style>
    <style:style style:name="P2" style:family="paragraph" style:parent-style-name="Preformatted_20_Text">
      <style:paragraph-properties fo:padding="0cm" fo:border="none"/>
      <style:text-properties loext:padding="0cm" loext:border="none"/>
    </style:style>
    <style:style style:name="P3" style:family="paragraph" style:parent-style-name="Preformatted_20_Text">
      <style:paragraph-properties fo:padding="0cm" fo:border="none"/>
    </style:style>
    <style:style style:name="P4" style:family="paragraph" style:parent-style-name="Standard">
      <style:text-properties loext:padding="0cm" loext:border="none"/>
    </style:style>
    <style:style style:name="P5" style:family="paragraph" style:parent-style-name="Text_20_body">
      <style:paragraph-properties fo:padding="0cm" fo:border="none"/>
    </style:style>
    <style:style style:name="P6" style:family="paragraph" style:parent-style-name="Text_20_body">
      <style:paragraph-properties fo:padding="0cm" fo:border="none"/>
      <style:text-properties loext:padding="0cm" loext:border="none"/>
    </style:style>
    <style:style style:name="T1" style:family="text">
      <style:text-properties loext:padding="0cm" loext:border="none"/>
    </style:style>
    <style:style style:name="T2" style:family="text">
      <style:text-properties loext:padding="0.049cm" loext:border="0.06pt solid #000000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leetcode.com/problems/average-selling-price/" text:style-name="Internet_20_link" text:visited-style-name="Visited_20_Internet_20_Link"><text:span text:style-name="T1">1251. Average Selling Price</text:span></text:a></text:p>
      <text:section text:style-name="Sect1" text:name="headlessui-popover-button-:rj:">
        <text:p text:style-name="Standard"/>
      </text:section>
      <text:p text:style-name="P4">Easy</text:p>
      <text:p text:style-name="P4">585</text:p>
      <text:p text:style-name="P4">52</text:p>
      <text:section text:style-name="Sect1" text:name="headlessui-popover-button-:ro:">
        <text:p text:style-name="Standard"/>
      </text:section>
      <text:section text:style-name="Sect1" text:name="headlessui-popover-button-:rr:">
        <text:p text:style-name="Standard"/>
      </text:section>
      <text:p text:style-name="P4">Companies</text:p>
      <text:p text:style-name="P4">SQL Schema</text:p>
      <text:p text:style-name="Horizontal_20_Line"/>
      <text:p text:style-name="P5"><text:span text:style-name="T1">Table: </text:span><text:span text:style-name="Source_20_Text"><text:span text:style-name="T2">Prices</text:span></text:span></text:p>
      <text:p text:style-name="P2">+---------------+---------+</text:p>
      <text:p text:style-name="P2">| Column Name <text:s text:c="2"/>| Type <text:s text:c="3"/>|</text:p>
      <text:p text:style-name="P2">+---------------+---------+</text:p>
      <text:p text:style-name="P2">| product_id <text:s text:c="3"/>| int <text:s text:c="4"/>|</text:p>
      <text:p text:style-name="P2">| start_date <text:s text:c="3"/>| date <text:s text:c="3"/>|</text:p>
      <text:p text:style-name="P2">| end_date <text:s text:c="5"/>| date <text:s text:c="3"/>|</text:p>
      <text:p text:style-name="P2">| price <text:s text:c="8"/>| int <text:s text:c="4"/>|</text:p>
      <text:p text:style-name="P2">+---------------+---------+</text:p>
      <text:p text:style-name="P2">(product_id, start_date, end_date) is the primary key for this table.</text:p>
      <text:p text:style-name="P2">Each row of this table indicates the price of the product_id in the period from start_date to end_date.</text:p>
      <text:p text:style-name="P1">For each product_id there will be no two overlapping periods. That means there will be no two intersecting periods for the same product_id.</text:p>
      <text:p text:style-name="P6"> </text:p>
      <text:p text:style-name="P5"><text:span text:style-name="T1">Table: </text:span><text:span text:style-name="Source_20_Text"><text:span text:style-name="T2">UnitsSold</text:span></text:span></text:p>
      <text:p text:style-name="P2">+---------------+---------+</text:p>
      <text:p text:style-name="P2">| Column Name <text:s text:c="2"/>| Type <text:s text:c="3"/>|</text:p>
      <text:p text:style-name="P2">+---------------+---------+</text:p>
      <text:p text:style-name="P2">| product_id <text:s text:c="3"/>| int <text:s text:c="4"/>|</text:p>
      <text:p text:style-name="P2">| purchase_date | date <text:s text:c="3"/>|</text:p>
      <text:p text:style-name="P2">| units <text:s text:c="8"/>| int <text:s text:c="4"/>|</text:p>
      <text:p text:style-name="P2">+---------------+---------+</text:p>
      <text:p text:style-name="P2">There is no primary key for this table, it may contain duplicates.</text:p>
      <text:p text:style-name="P1">Each row of this table indicates the date, units, and product_id of each product sold. </text:p>
      <text:p text:style-name="P6"> </text:p>
      <text:p text:style-name="P5"><text:span text:style-name="T1">Write an SQL query to find the average selling price for each product. </text:span><text:span text:style-name="Source_20_Text"><text:span text:style-name="T2">average_price</text:span></text:span><text:span text:style-name="T1"> should be </text:span><text:span text:style-name="Strong_20_Emphasis"><text:span text:style-name="T1">rounded to 2 decimal places</text:span></text:span><text:span text:style-name="T1">.</text:span></text:p>
      <text:p text:style-name="P5"><text:span text:style-name="T1">Return the result table in </text:span><text:span text:style-name="Strong_20_Emphasis"><text:span text:style-name="T1">any order</text:span></text:span><text:span text:style-name="T1">.</text:span></text:p>
      <text:p text:style-name="P6">The query result format is in the following example.</text:p>
      <text:p text:style-name="P6"> </text:p>
      <text:p text:style-name="P5"><text:span text:style-name="Strong_20_Emphasis"><text:span text:style-name="T1">Example 1:</text:span></text:span></text:p>
      <text:p text:style-name="P3"><text:soft-page-break/><text:span text:style-name="Strong_20_Emphasis"><text:span text:style-name="T1">Input:</text:span></text:span><text:span text:style-name="T1"> </text:span></text:p>
      <text:p text:style-name="P2">Prices table:</text:p>
      <text:p text:style-name="P2">+------------+------------+------------+--------+</text:p>
      <text:p text:style-name="P2">| product_id | start_date | end_date <text:s text:c="2"/>| price <text:s/>|</text:p>
      <text:p text:style-name="P2">+------------+------------+------------+--------+</text:p>
      <text:p text:style-name="P2">| 1 <text:s text:c="9"/>| 2019-02-17 | 2019-02-28 | 5 <text:s text:c="5"/>|</text:p>
      <text:p text:style-name="P2">| 1 <text:s text:c="9"/>| 2019-03-01 | 2019-03-22 | 20 <text:s text:c="4"/>|</text:p>
      <text:p text:style-name="P2">| 2 <text:s text:c="9"/>| 2019-02-01 | 2019-02-20 | 15 <text:s text:c="4"/>|</text:p>
      <text:p text:style-name="P2">| 2 <text:s text:c="9"/>| 2019-02-21 | 2019-03-31 | 30 <text:s text:c="4"/>|</text:p>
      <text:p text:style-name="P2">+------------+------------+------------+--------+</text:p>
      <text:p text:style-name="P2">UnitsSold table:</text:p>
      <text:p text:style-name="P2">+------------+---------------+-------+</text:p>
      <text:p text:style-name="P2">| product_id | purchase_date | units |</text:p>
      <text:p text:style-name="P2">+------------+---------------+-------+</text:p>
      <text:p text:style-name="P2">| 1 <text:s text:c="9"/>| 2019-02-25 <text:s text:c="3"/>| 100 <text:s text:c="2"/>|</text:p>
      <text:p text:style-name="P2">| 1 <text:s text:c="9"/>| 2019-03-01 <text:s text:c="3"/>| 15 <text:s text:c="3"/>|</text:p>
      <text:p text:style-name="P2">| 2 <text:s text:c="9"/>| 2019-02-10 <text:s text:c="3"/>| 200 <text:s text:c="2"/>|</text:p>
      <text:p text:style-name="P2">| 2 <text:s text:c="9"/>| 2019-03-22 <text:s text:c="3"/>| 30 <text:s text:c="3"/>|</text:p>
      <text:p text:style-name="P2">+------------+---------------+-------+</text:p>
      <text:p text:style-name="P3"><text:span text:style-name="Strong_20_Emphasis"><text:span text:style-name="T1">Output:</text:span></text:span><text:span text:style-name="T1"> </text:span></text:p>
      <text:p text:style-name="P2">+------------+---------------+</text:p>
      <text:p text:style-name="P2">| product_id | average_price |</text:p>
      <text:p text:style-name="P2">+------------+---------------+</text:p>
      <text:p text:style-name="P2">| 1 <text:s text:c="9"/>| 6.96 <text:s text:c="9"/>|</text:p>
      <text:p text:style-name="P2">| 2 <text:s text:c="9"/>| 16.96 <text:s text:c="8"/>|</text:p>
      <text:p text:style-name="P2">+------------+---------------+</text:p>
      <text:p text:style-name="P3"><text:span text:style-name="Strong_20_Emphasis"><text:span text:style-name="T1">Explanation:</text:span></text:span><text:span text:style-name="T1"> </text:span></text:p>
      <text:p text:style-name="P2">Average selling price = Total Price of Product / Number of products sold.</text:p>
      <text:p text:style-name="P2">Average selling price for product 1 = ((100 * 5) + (15 * 20)) / 115 = 6.96</text:p>
      <text:p text:style-name="P1">Average selling price for product 2 = ((200 * 15) + (30 * 30)) / 230 = 16.96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8-13T21:39:14.948000000</dc:date>
    <meta:editing-duration>PT10S</meta:editing-duration>
    <meta:editing-cycles>1</meta:editing-cycles>
    <meta:document-statistic meta:table-count="0" meta:image-count="0" meta:object-count="0" meta:page-count="2" meta:paragraph-count="65" meta:word-count="383" meta:character-count="2334" meta:non-whitespace-character-count="1831"/>
    <meta:generator>LibreOffice/7.2.2.2$Windows_X86_64 LibreOffice_project/02b2acce88a210515b4a5bb2e46cbfb63fe97d56</meta:generator>
  </office:meta>
</office:document-meta>
</file>